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2000002DEA0AC54FB.png" manifest:media-type="image/png"/>
  <manifest:file-entry manifest:full-path="Pictures/1000135100003111000048238C0CC490.svg" manifest:media-type="image/svg+xml"/>
  <manifest:file-entry manifest:full-path="Pictures/100002010000012C000000695A32E07366ABFB0E.png" manifest:media-type="image/png"/>
  <manifest:file-entry manifest:full-path="Pictures/10000201000001DB000002BAB64B417B4A79DD1B.png" manifest:media-type="image/png"/>
  <manifest:file-entry manifest:full-path="Pictures/1000020100000181000000D7766A90D3D10AF207.png" manifest:media-type="image/png"/>
  <manifest:file-entry manifest:full-path="Pictures/10000201000003D4000002E0B91A235F.png" manifest:media-type="image/png"/>
  <manifest:file-entry manifest:full-path="Pictures/10000201000003E0000001814BA3F7D6.png" manifest:media-type="image/png"/>
  <manifest:file-entry manifest:full-path="Pictures/10000201000003E0000001A1F6A73BB4.png" manifest:media-type="image/png"/>
  <manifest:file-entry manifest:full-path="Pictures/10000201000003E0000000CA293510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678cm" fo:min-width="19.128cm" fo:padding-top="0.15cm" fo:padding-bottom="0.15cm" fo:padding-left="0.275cm" fo:padding-right="0.275cm" fo:wrap-option="wrap" draw:shadow-opacity="80%"/>
    </style:style>
    <style:style style:name="gr5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gr6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376cm" fo:min-width="12.611cm" fo:padding-top="0.225cm" fo:padding-bottom="0.225cm" fo:padding-left="0.35cm" fo:padding-right="0.35cm"/>
    </style:style>
    <style:style style:name="gr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228cm" fo:min-width="14.778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834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style:font-name-asian="Migu 1C"/>
    </style:style>
    <style:style style:name="P7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1.6cm" svg:height="1.678cm" svg:x="0.6cm" svg:y="0.573cm" presentation:class="title" presentation:user-transformed="true">
          <draw:text-box>
            <text:p><text:span text:style-name="T1">ぐらみん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スプライトを</text:span><text:span text:style-name="T2"><text:line-break/></text:span><text:span text:style-name="T2">消してみ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7.285cm" svg:height="12.981cm" svg:x="1.8cm" svg:y="7.319cm">
          <draw:image xlink:href="Pictures/10000201000003D4000002E0B91A235F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消してみよう（</text:span><text:span text:style-name="T3">1</text:span><text:span text:style-name="T3">）</text:span></text:p>
          </draw:text-box>
        </draw:frame>
        <draw:custom-shape draw:style-name="gr4" draw:text-style-name="P7" draw:layer="layout" svg:width="20cm" svg:height="3.3cm" svg:x="7.6cm" svg:y="6.6cm">
          <text:p text:style-name="P3"><text:span text:style-name="T4">消したいスプライトの上で右クリック → 「削除（さくじょ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8" draw:layer="layout" svg:width="2.6cm" svg:height="1.8cm" draw:transform="rotate (-0.851197076197634) translate (5.954cm 11.4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695cm" svg:height="6.904cm" svg:x="20.6cm" svg:y="12.8cm">
          <draw:image xlink:href="Pictures/1000135100003111000048238C0CC490.svg" xlink:type="simple" xlink:show="embed" xlink:actuate="onLoad">
            <text:p/>
          </draw:image>
          <draw:image xlink:href="Pictures/10000201000001DB000002BAB64B417B4A79DD1B.png" xlink:type="simple" xlink:show="embed" xlink:actuate="onLoad"/>
        </draw:frame>
        <draw:custom-shape draw:style-name="gr6" draw:text-style-name="P5" draw:layer="layout" svg:width="13.285cm" svg:height="1.8cm" svg:x="5.8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7.25cm" svg:height="12.946cm" svg:x="5.4cm" svg:y="6cm">
          <draw:image xlink:href="Pictures/10000201000003D2000002DEA0AC54FB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消してみよう（</text:span><text:span text:style-name="T3">2</text:span><text:span text:style-name="T3">）</text:span></text:p>
          </draw:text-box>
        </draw:frame>
        <draw:custom-shape draw:style-name="gr7" draw:text-style-name="P7" draw:layer="layout" svg:width="15.6cm" svg:height="2.8cm" svg:x="11.6cm" svg:y="17.6cm">
          <text:p text:style-name="P3"><text:span text:style-name="T4">スプライトが消えた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766A90D3D10AF207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4:53.931577156</dc:date>
    <meta:editing-duration>P7DT7H26M18S</meta:editing-duration>
    <meta:editing-cycles>952</meta:editing-cycles>
    <meta:generator>LibreOffice/5.1.6.2$Linux_X86_64 LibreOffice_project/10m0$Build-2</meta:generator>
    <meta:document-statistic meta:object-count="93"/>
  </office:meta>
</office:document-meta>
</file>